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15%" style:page-number="1"/>
      <style:text-properties fo:color="#404040" loext:opacity="100%" fo:font-weight="bold" officeooo:paragraph-rsid="0026903e" style:font-weight-asian="bold" style:font-weight-complex="bold"/>
    </style:style>
    <style:style style:name="P2" style:family="paragraph" style:parent-style-name="Heading_20_6">
      <style:paragraph-properties fo:line-height="115%"/>
      <style:text-properties fo:color="#404040" loext:opacity="100%"/>
    </style:style>
    <style:style style:name="P3" style:family="paragraph" style:parent-style-name="Text_20_body">
      <style:text-properties fo:color="#404040" loext:opacity="100%"/>
    </style:style>
    <style:style style:name="P4" style:family="paragraph" style:parent-style-name="Horizontal_20_Line">
      <style:text-properties fo:color="#404040" loext:opacity="100%"/>
    </style:style>
    <style:style style:name="P5" style:family="paragraph" style:parent-style-name="Heading_20_3">
      <style:paragraph-properties fo:line-height="115%"/>
      <style:text-properties fo:color="#404040" loext:opacity="100%"/>
    </style:style>
    <style:style style:name="P6" style:family="paragraph" style:parent-style-name="Text_20_body">
      <style:text-properties fo:color="#404040" loext:opacity="100%" officeooo:paragraph-rsid="002aeb4c"/>
    </style:style>
    <style:style style:name="P7" style:family="paragraph" style:parent-style-name="Standard" style:list-style-name="L1"/>
    <style:style style:name="P8" style:family="paragraph" style:parent-style-name="Heading_20_2">
      <style:paragraph-properties fo:line-height="115%"/>
      <style:text-properties fo:color="#404040" loext:opacity="100%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  <style:text-properties fo:color="#404040" loext:opacity="100%"/>
    </style:style>
    <style:style style:name="P10" style:family="paragraph" style:parent-style-name="Preformatted_20_Text">
      <style:paragraph-properties style:writing-mode="lr-tb"/>
      <style:text-properties fo:color="#404040" loext:opacity="100%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fo:color="#404040" loext:opacity="100%"/>
    </style:style>
    <style:style style:name="P12" style:family="paragraph" style:parent-style-name="Text_20_body" style:list-style-name="L2">
      <style:text-properties fo:color="#404040" loext:opacity="100%"/>
    </style:style>
    <style:style style:name="P13" style:family="paragraph" style:parent-style-name="Text_20_body" style:list-style-name="L3">
      <style:text-properties fo:color="#404040" loext:opacity="100%"/>
    </style:style>
    <style:style style:name="P14" style:family="paragraph" style:parent-style-name="Text_20_body" style:list-style-name="L4">
      <style:text-properties fo:color="#404040" loext:opacity="100%"/>
    </style:style>
    <style:style style:name="P15" style:family="paragraph" style:parent-style-name="Text_20_body" style:list-style-name="L5">
      <style:text-properties fo:color="#404040" loext:opacity="100%"/>
    </style:style>
    <style:style style:name="P16" style:family="paragraph" style:parent-style-name="Text_20_body" style:list-style-name="L6">
      <style:text-properties fo:color="#404040" loext:opacity="100%"/>
    </style:style>
    <style:style style:name="P17" style:family="paragraph" style:parent-style-name="Text_20_body" style:list-style-name="L7">
      <style:text-properties fo:color="#404040" loext:opacity="100%"/>
    </style:style>
    <style:style style:name="P18" style:family="paragraph" style:parent-style-name="Text_20_body" style:list-style-name="L8">
      <style:text-properties fo:color="#404040" loext:opacity="100%"/>
    </style:style>
    <style:style style:name="P19" style:family="paragraph" style:parent-style-name="Text_20_body" style:list-style-name="L9">
      <style:text-properties fo:color="#404040" loext:opacity="100%"/>
    </style:style>
    <style:style style:name="P20" style:family="paragraph" style:parent-style-name="Text_20_body" style:list-style-name="L10">
      <style:text-properties fo:color="#404040" loext:opacity="100%"/>
    </style:style>
    <style:style style:name="P21" style:family="paragraph" style:parent-style-name="Text_20_body" style:list-style-name="L11">
      <style:text-properties fo:color="#404040" loext:opacity="100%"/>
    </style:style>
    <style:style style:name="P22" style:family="paragraph" style:parent-style-name="Text_20_body" style:list-style-name="L12">
      <style:text-properties fo:color="#404040" loext:opacity="100%"/>
    </style:style>
    <style:style style:name="P23" style:family="paragraph" style:parent-style-name="Text_20_body" style:list-style-name="L13">
      <style:text-properties fo:color="#404040" loext:opacity="100%"/>
    </style:style>
    <style:style style:name="P24" style:family="paragraph" style:parent-style-name="Text_20_body" style:list-style-name="L14">
      <style:text-properties fo:color="#404040" loext:opacity="100%"/>
    </style:style>
    <style:style style:name="P25" style:family="paragraph" style:parent-style-name="Text_20_body" style:list-style-name="L15">
      <style:text-properties fo:color="#404040" loext:opacity="100%"/>
    </style:style>
    <style:style style:name="P26" style:family="paragraph" style:parent-style-name="Text_20_body" style:list-style-name="L16">
      <style:text-properties fo:color="#404040" loext:opacity="100%"/>
    </style:style>
    <style:style style:name="P2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404040" loext:opacity="100%"/>
    </style:style>
    <style:style style:name="P28" style:family="paragraph" style:parent-style-name="Text_20_body" style:list-style-name="L17">
      <style:text-properties fo:color="#404040" loext:opacity="100%"/>
    </style:style>
    <style:style style:name="P29" style:family="paragraph" style:parent-style-name="Text_20_body" style:list-style-name="L18">
      <style:text-properties fo:color="#404040" loext:opacity="100%"/>
    </style:style>
    <style:style style:name="P30" style:family="paragraph" style:parent-style-name="Standard">
      <style:paragraph-properties fo:line-height="115%"/>
      <style:text-properties fo:color="#404040" loext:opacity="100%" officeooo:paragraph-rsid="0026903e"/>
    </style:style>
    <style:style style:name="T1" style:family="text">
      <style:text-properties officeooo:rsid="002aeb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be how you would containerize a complex Spring Boot application with multiple configuration profiles (dev, staging, prod) and deploy it to AKS using Helm. What are key considerations for optimization in this setup?</text:p>
      <text:p text:style-name="P2">ChatGPT said:</text:p>
      <text:p text:style-name="P3">Absolutely — below is a polished, interview-ready answer that uses your <text:span text:style-name="Strong_20_Emphasis">automated Medicaid application assessment &amp; approval</text:span> project as the concrete example. It explains <text:span text:style-name="Emphasis">how</text:span> you’d containerize the Spring Boot app, manage multiple Spring profiles, deploy with Helm to AKS, and the key optimizations and production considerations (security, scaling, observability, cost, and compliance for HIPAA/PII).</text:p>
      <text:p text:style-name="P4"/>
      <text:p text:style-name="P5">Short opening (one-paragraph summary)</text:p>
      <text:p text:style-name="P6">For the Medicaid application assessment and approval system I built, </text:p>
      <text:p text:style-name="Standard"><text:span text:style-name="T1">1. </text:span>I would package each Spring Boot microservice into a multi-stage Docker image,</text:p>
      <text:p text:style-name="Standard"><text:span text:style-name="T1">2. </text:span>externalize configuration into Spring profiles and Kubernetes resources (ConfigMaps/Secrets or Key Vault),</text:p>
      <text:p text:style-name="Standard"><text:span text:style-name="T1">3. </text:span>and deploy to AKS using Helm charts with environment-specific <text:span text:style-name="Source_20_Text">values.yaml</text:span>.</text:p>
      <text:p text:style-name="Standard"><text:span text:style-name="T1">4. </text:span>Production-grade optimizations include</text:p>
      <text:list text:style-name="L1">
        <text:list-item>
          <text:p text:style-name="P7">minimal build images, </text:p>
        </text:list-item>
        <text:list-item>
          <text:p text:style-name="P7">JVM tuning, </text:p>
        </text:list-item>
        <text:list-item>
          <text:p text:style-name="P7">resource requests/limits, </text:p>
        </text:list-item>
        <text:list-item>
          <text:p text:style-name="P7">liveness/readiness probes, </text:p>
        </text:list-item>
        <text:list-item>
          <text:p text:style-name="P7">autoscaling (HPA and KEDA for Event Hub load), </text:p>
        </text:list-item>
        <text:list-item>
          <text:p text:style-name="P7">connection pooling for Cosmos DB, </text:p>
        </text:list-item>
        <text:list-item>
          <text:p text:style-name="P7">caching reference data in Redis, </text:p>
        </text:list-item>
        <text:list-item>
          <text:p text:style-name="P7">structured logging with PII scrubbing, </text:p>
        </text:list-item>
        <text:list-item>
          <text:p text:style-name="P7">and strong security via Managed Identities and private endpoints to satisfy HIPAA compliance.</text:p>
        </text:list-item>
      </text:list>
      <text:p text:style-name="P4"/>
      <text:p text:style-name="P8">1) Containerization — practical steps &amp; sample Dockerfile</text:p>
      <text:p text:style-name="P3">Use a multi-stage build to keep images small and reproducible.</text:p>
      <text:p text:style-name="P3"><text:span text:style-name="Strong_20_Emphasis">Dockerfile (multi-stage, JDK build + JRE runtime):</text:span></text:p>
      <text:p text:style-name="P9"><text:span text:style-name="Source_20_Text"># build stage</text:span></text:p>
      <text:p text:style-name="P10"><text:span text:style-name="Source_20_Text">FROM maven:3.8.7-eclipse-temurin-17 AS build</text:span></text:p>
      <text:p text:style-name="P10"><text:span text:style-name="Source_20_Text">WORKDIR /workspace</text:span></text:p>
      <text:p text:style-name="P10"><text:span text:style-name="Source_20_Text">COPY pom.xml .</text:span></text:p>
      <text:p text:style-name="P10"><text:span text:style-name="Source_20_Text">COPY src ./src</text:span></text:p>
      <text:p text:style-name="P10"><text:span text:style-name="Source_20_Text">RUN mvn -B -DskipTests package</text:span></text:p>
      <text:p text:style-name="P10"/>
      <text:p text:style-name="P10"><text:span text:style-name="Source_20_Text"># runtime stage (slim)</text:span></text:p>
      <text:p text:style-name="P10"><text:span text:style-name="Source_20_Text">FROM eclipse-temurin:17-jre-jammy</text:span></text:p>
      <text:p text:style-name="P10"><text:span text:style-name="Source_20_Text">LABEL maintainer="you@example.com"</text:span></text:p>
      <text:p text:style-name="P10"><text:soft-page-break/><text:span text:style-name="Source_20_Text">ARG JAR_FILE=target/*.jar</text:span></text:p>
      <text:p text:style-name="P10"><text:span text:style-name="Source_20_Text">WORKDIR /app</text:span></text:p>
      <text:p text:style-name="P10"><text:span text:style-name="Source_20_Text">COPY --from=build /workspace/${JAR_FILE} app.jar</text:span></text:p>
      <text:p text:style-name="P10"/>
      <text:p text:style-name="P10"><text:span text:style-name="Source_20_Text"># JVM tuning via env defaults (override per env via Helm)</text:span></text:p>
      <text:p text:style-name="P10"><text:span text:style-name="Source_20_Text">ENV JAVA_OPTS="-Xms512m -Xmx1024m -XX:+UseG1GC -XX:+HeapDumpOnOutOfMemoryError"</text:span></text:p>
      <text:p text:style-name="P10"/>
      <text:p text:style-name="P10"><text:span text:style-name="Source_20_Text">EXPOSE 8080</text:span></text:p>
      <text:p text:style-name="P10"><text:span text:style-name="Source_20_Text">HEALTHCHECK --interval=30s --timeout=3s --start-period=30s CMD curl -f http://localhost:8080/actuator/health/liveness || exit 1</text:span></text:p>
      <text:p text:style-name="P10"/>
      <text:p text:style-name="P11"><text:span text:style-name="Source_20_Text">ENTRYPOINT ["sh","-c","java $JAVA_OPTS -Dspring.profiles.active=${SPRING_PROFILES_ACTIVE:-prod} -jar /app/app.jar"]</text:span></text:p>
      <text:p text:style-name="P3"><text:span text:style-name="Strong_20_Emphasis">Notes:</text:span></text:p>
      <text:list text:style-name="L2">
        <text:list-item>
          <text:p text:style-name="P12">Use app jar built via Maven/Gradle in build stage.</text:p>
        </text:list-item>
        <text:list-item>
          <text:p text:style-name="P12">Use a slim runtime base (Temurin JRE) to optimize size and security.</text:p>
        </text:list-item>
        <text:list-item>
          <text:p text:style-name="P12">Pass <text:span text:style-name="Source_20_Text">SPRING_PROFILES_ACTIVE</text:span> and <text:span text:style-name="Source_20_Text">JAVA_OPTS</text:span> via Kubernetes/Helm (avoid bake-in).</text:p>
        </text:list-item>
        <text:list-item>
          <text:p text:style-name="P12">Add <text:span text:style-name="Source_20_Text">HEALTHCHECK</text:span> for local container validation.</text:p>
        </text:list-item>
      </text:list>
      <text:p text:style-name="P4"/>
      <text:p text:style-name="P8">2) Managing multiple config profiles (dev/staging/prod)</text:p>
      <text:p text:style-name="P3"><text:span text:style-name="Strong_20_Emphasis">Spring profile strategy</text:span></text:p>
      <text:list text:style-name="L3">
        <text:list-item>
          <text:p text:style-name="P13">Keep <text:span text:style-name="Source_20_Text">application.yml</text:span> for defaults and <text:span text:style-name="Source_20_Text">application-dev.yml</text:span>, <text:span text:style-name="Source_20_Text">application-staging.yml</text:span>, <text:span text:style-name="Source_20_Text">application-prod.yml</text:span> for overrides.</text:p>
        </text:list-item>
        <text:list-item>
          <text:p text:style-name="P13">Externalize sensitive values (DB keys, Event Hub connection strings) to <text:span text:style-name="Strong_20_Emphasis">Azure Key Vault</text:span> (or k8s secrets) — <text:span text:style-name="Emphasis">do not</text:span> store in image.</text:p>
        </text:list-item>
      </text:list>
      <text:p text:style-name="P3"><text:span text:style-name="Strong_20_Emphasis">On Kubernetes / Helm</text:span></text:p>
      <text:list text:style-name="L4">
        <text:list-item>
          <text:p text:style-name="P14">Use <text:span text:style-name="Source_20_Text">values-dev.yaml</text:span>, <text:span text:style-name="Source_20_Text">values-staging.yaml</text:span>, <text:span text:style-name="Source_20_Text">values-prod.yaml</text:span>.</text:p>
        </text:list-item>
        <text:list-item>
          <text:p text:style-name="P14">Map environment via Helm <text:span text:style-name="Source_20_Text">values</text:span>:</text:p>
          <text:list>
            <text:list-item>
              <text:p text:style-name="P14"><text:span text:style-name="Source_20_Text">SPRING_PROFILES_ACTIVE: dev</text:span> for dev charts.</text:p>
            </text:list-item>
            <text:list-item>
              <text:p text:style-name="P14"><text:span text:style-name="Source_20_Text">SPRING_PROFILES_ACTIVE: prod</text:span> for prod.</text:p>
            </text:list-item>
          </text:list>
        </text:list-item>
      </text:list>
      <text:p text:style-name="P3"><text:span text:style-name="Strong_20_Emphasis">Secure secrets</text:span></text:p>
      <text:list text:style-name="L5">
        <text:list-item>
          <text:p text:style-name="P15">Use <text:span text:style-name="Strong_20_Emphasis">Azure Key Vault + CSI Secrets Store driver</text:span> to mount secrets or use Managed Identity to fetch at runtime.</text:p>
        </text:list-item>
        <text:list-item>
          <text:p text:style-name="P15">Alternatively use sealed-secrets or external secret operator.</text:p>
        </text:list-item>
      </text:list>
      <text:p text:style-name="P4"/>
      <text:p text:style-name="P8"><text:soft-page-break/>3) Helm chart structure &amp; example snippets</text:p>
      <text:p text:style-name="P3">Structure:</text:p>
      <text:p text:style-name="P9"><text:span text:style-name="Source_20_Text">charts/</text:span></text:p>
      <text:p text:style-name="P10"><text:span text:style-name="Source_20_Text"><text:s text:c="2"/>medicaid-app/</text:span></text:p>
      <text:p text:style-name="P10"><text:span text:style-name="Source_20_Text"><text:s text:c="4"/>Chart.yaml</text:span></text:p>
      <text:p text:style-name="P10"><text:span text:style-name="Source_20_Text"><text:s text:c="4"/>templates/</text:span></text:p>
      <text:p text:style-name="P10"><text:span text:style-name="Source_20_Text"><text:s text:c="6"/>deployment.yaml</text:span></text:p>
      <text:p text:style-name="P10"><text:span text:style-name="Source_20_Text"><text:s text:c="6"/>service.yaml</text:span></text:p>
      <text:p text:style-name="P10"><text:span text:style-name="Source_20_Text"><text:s text:c="6"/>hpa.yaml</text:span></text:p>
      <text:p text:style-name="P10"><text:span text:style-name="Source_20_Text"><text:s text:c="6"/>ingress.yaml</text:span></text:p>
      <text:p text:style-name="P10"><text:span text:style-name="Source_20_Text"><text:s text:c="6"/>configmap.yml</text:span></text:p>
      <text:p text:style-name="P10"><text:span text:style-name="Source_20_Text"><text:s text:c="6"/>secret.yml (only placeholders; real secrets via KeyVault)</text:span></text:p>
      <text:p text:style-name="P10"><text:span text:style-name="Source_20_Text"><text:s text:c="4"/>values.yaml</text:span></text:p>
      <text:p text:style-name="P10"><text:span text:style-name="Source_20_Text"><text:s text:c="4"/>values-dev.yaml</text:span></text:p>
      <text:p text:style-name="P10"><text:span text:style-name="Source_20_Text"><text:s text:c="4"/>values-staging.yaml</text:span></text:p>
      <text:p text:style-name="P11"><text:span text:style-name="Source_20_Text"><text:s text:c="4"/>values-prod.yaml</text:span></text:p>
      <text:p text:style-name="P3"><text:span text:style-name="Strong_20_Emphasis">templates/deployment.yaml (snippet)</text:span></text:p>
      <text:p text:style-name="P9"><text:span text:style-name="Source_20_Text">apiVersion: apps/v1</text:span></text:p>
      <text:p text:style-name="P10"><text:span text:style-name="Source_20_Text">kind: Deployment</text:span></text:p>
      <text:p text:style-name="P10"><text:span text:style-name="Source_20_Text">metadata:</text:span></text:p>
      <text:p text:style-name="P10"><text:span text:style-name="Source_20_Text"><text:s text:c="2"/>name: {{ include "app.fullname" . }}</text:span></text:p>
      <text:p text:style-name="P10"><text:span text:style-name="Source_20_Text">spec:</text:span></text:p>
      <text:p text:style-name="P10"><text:span text:style-name="Source_20_Text"><text:s text:c="2"/>replicas: {{ .Values.replicaCount }}</text:span></text:p>
      <text:p text:style-name="P10"><text:span text:style-name="Source_20_Text"><text:s text:c="2"/>selector:</text:span></text:p>
      <text:p text:style-name="P10"><text:span text:style-name="Source_20_Text"><text:s text:c="4"/>matchLabels:</text:span></text:p>
      <text:p text:style-name="P10"><text:span text:style-name="Source_20_Text"><text:s text:c="6"/>app: {{ include "app.name" . }}</text:span></text:p>
      <text:p text:style-name="P10"><text:span text:style-name="Source_20_Text"><text:s text:c="2"/>template:</text:span></text:p>
      <text:p text:style-name="P10"><text:span text:style-name="Source_20_Text"><text:s text:c="4"/>metadata:</text:span></text:p>
      <text:p text:style-name="P10"><text:span text:style-name="Source_20_Text"><text:s text:c="6"/>labels:</text:span></text:p>
      <text:p text:style-name="P10"><text:span text:style-name="Source_20_Text"><text:s text:c="8"/>app: {{ include "app.name" . }}</text:span></text:p>
      <text:p text:style-name="P10"><text:span text:style-name="Source_20_Text"><text:s text:c="8"/>version: {{ .Chart.AppVersion }}</text:span></text:p>
      <text:p text:style-name="P10"><text:span text:style-name="Source_20_Text"><text:s text:c="4"/>spec:</text:span></text:p>
      <text:p text:style-name="P10"><text:span text:style-name="Source_20_Text"><text:s text:c="6"/>containers:</text:span></text:p>
      <text:p text:style-name="P10"><text:span text:style-name="Source_20_Text"><text:s text:c="8"/>- name: app</text:span></text:p>
      <text:p text:style-name="P10"><text:span text:style-name="Source_20_Text"><text:s text:c="10"/>image: "{{ .Values.image.repository }}:{{ .Values.image.tag }}"</text:span></text:p>
      <text:p text:style-name="P10"><text:span text:style-name="Source_20_Text"><text:s text:c="10"/>imagePullPolicy: IfNotPresent</text:span></text:p>
      <text:p text:style-name="P10"><text:span text:style-name="Source_20_Text"><text:s text:c="10"/>env:</text:span></text:p>
      <text:p text:style-name="P10"><text:span text:style-name="Source_20_Text"><text:s text:c="12"/>- name: SPRING_PROFILES_ACTIVE</text:span></text:p>
      <text:p text:style-name="P10"><text:span text:style-name="Source_20_Text"><text:s text:c="14"/>value: "{{ .Values.spring.profile }}"</text:span></text:p>
      <text:p text:style-name="P10"><text:span text:style-name="Source_20_Text"><text:s text:c="12"/>- name: COSMOS_URI</text:span></text:p>
      <text:p text:style-name="P10"><text:span text:style-name="Source_20_Text"><text:s text:c="14"/>valueFrom:</text:span></text:p>
      <text:p text:style-name="P10"><text:span text:style-name="Source_20_Text"><text:s text:c="16"/>secretKeyRef:</text:span></text:p>
      <text:p text:style-name="P10"><text:soft-page-break/><text:span text:style-name="Source_20_Text"><text:s text:c="18"/>name: cosmos-secrets</text:span></text:p>
      <text:p text:style-name="P10"><text:span text:style-name="Source_20_Text"><text:s text:c="18"/>key: uri</text:span></text:p>
      <text:p text:style-name="P10"><text:span text:style-name="Source_20_Text"><text:s text:c="10"/>resources:</text:span></text:p>
      <text:p text:style-name="P10"><text:span text:style-name="Source_20_Text"><text:s text:c="12"/>requests:</text:span></text:p>
      <text:p text:style-name="P10"><text:span text:style-name="Source_20_Text"><text:s text:c="14"/>cpu: "{{ .Values.resources.requests.cpu }}"</text:span></text:p>
      <text:p text:style-name="P10"><text:span text:style-name="Source_20_Text"><text:s text:c="14"/>memory: "{{ .Values.resources.requests.memory }}"</text:span></text:p>
      <text:p text:style-name="P10"><text:span text:style-name="Source_20_Text"><text:s text:c="12"/>limits:</text:span></text:p>
      <text:p text:style-name="P10"><text:span text:style-name="Source_20_Text"><text:s text:c="14"/>cpu: "{{ .Values.resources.limits.cpu }}"</text:span></text:p>
      <text:p text:style-name="P10"><text:span text:style-name="Source_20_Text"><text:s text:c="14"/>memory: "{{ .Values.resources.limits.memory }}"</text:span></text:p>
      <text:p text:style-name="P10"><text:span text:style-name="Source_20_Text"><text:s text:c="10"/>readinessProbe:</text:span></text:p>
      <text:p text:style-name="P10"><text:span text:style-name="Source_20_Text"><text:s text:c="12"/>httpGet:</text:span></text:p>
      <text:p text:style-name="P10"><text:span text:style-name="Source_20_Text"><text:s text:c="14"/>path: /actuator/health/readiness</text:span></text:p>
      <text:p text:style-name="P10"><text:span text:style-name="Source_20_Text"><text:s text:c="14"/>port: 8080</text:span></text:p>
      <text:p text:style-name="P10"><text:span text:style-name="Source_20_Text"><text:s text:c="12"/>initialDelaySeconds: 10</text:span></text:p>
      <text:p text:style-name="P10"><text:span text:style-name="Source_20_Text"><text:s text:c="12"/>timeoutSeconds: 5</text:span></text:p>
      <text:p text:style-name="P10"><text:span text:style-name="Source_20_Text"><text:s text:c="10"/>livenessProbe:</text:span></text:p>
      <text:p text:style-name="P10"><text:span text:style-name="Source_20_Text"><text:s text:c="12"/>httpGet:</text:span></text:p>
      <text:p text:style-name="P10"><text:span text:style-name="Source_20_Text"><text:s text:c="14"/>path: /actuator/health/liveness</text:span></text:p>
      <text:p text:style-name="P10"><text:span text:style-name="Source_20_Text"><text:s text:c="14"/>port: 8080</text:span></text:p>
      <text:p text:style-name="P10"><text:span text:style-name="Source_20_Text"><text:s text:c="12"/>initialDelaySeconds: 30</text:span></text:p>
      <text:p text:style-name="P10"><text:span text:style-name="Source_20_Text"><text:s text:c="12"/>timeoutSeconds: 5</text:span></text:p>
      <text:p text:style-name="P10"><text:span text:style-name="Source_20_Text"><text:s text:c="10"/>lifecycle:</text:span></text:p>
      <text:p text:style-name="P10"><text:span text:style-name="Source_20_Text"><text:s text:c="12"/>preStop:</text:span></text:p>
      <text:p text:style-name="P10"><text:span text:style-name="Source_20_Text"><text:s text:c="14"/>exec:</text:span></text:p>
      <text:p text:style-name="P11"><text:span text:style-name="Source_20_Text"><text:s text:c="16"/>command: ["/bin/sh", "-c", "sleep 10"] <text:s/># graceful shutdown period</text:span></text:p>
      <text:p text:style-name="P3"><text:span text:style-name="Strong_20_Emphasis">values-prod.yaml (important parts)</text:span></text:p>
      <text:p text:style-name="P9"><text:span text:style-name="Source_20_Text">image:</text:span></text:p>
      <text:p text:style-name="P10"><text:span text:style-name="Source_20_Text"><text:s text:c="2"/>repository: myregistry.azurecr.io/medicaid-app</text:span></text:p>
      <text:p text:style-name="P10"><text:span text:style-name="Source_20_Text"><text:s text:c="2"/>tag: "1.2.3" <text:s text:c="10"/># immutable tag by CI pipeline</text:span></text:p>
      <text:p text:style-name="P10"><text:span text:style-name="Source_20_Text">spring:</text:span></text:p>
      <text:p text:style-name="P10"><text:span text:style-name="Source_20_Text"><text:s text:c="2"/>profile: prod</text:span></text:p>
      <text:p text:style-name="P10"><text:span text:style-name="Source_20_Text">resources:</text:span></text:p>
      <text:p text:style-name="P10"><text:span text:style-name="Source_20_Text"><text:s text:c="2"/>requests:</text:span></text:p>
      <text:p text:style-name="P10"><text:span text:style-name="Source_20_Text"><text:s text:c="4"/>cpu: "500m"</text:span></text:p>
      <text:p text:style-name="P10"><text:span text:style-name="Source_20_Text"><text:s text:c="4"/>memory: "512Mi"</text:span></text:p>
      <text:p text:style-name="P10"><text:span text:style-name="Source_20_Text"><text:s text:c="2"/>limits:</text:span></text:p>
      <text:p text:style-name="P10"><text:span text:style-name="Source_20_Text"><text:s text:c="4"/>cpu: "2000m"</text:span></text:p>
      <text:p text:style-name="P10"><text:span text:style-name="Source_20_Text"><text:s text:c="4"/>memory: "2Gi"</text:span></text:p>
      <text:p text:style-name="P10"><text:span text:style-name="Source_20_Text">hpa:</text:span></text:p>
      <text:p text:style-name="P10"><text:span text:style-name="Source_20_Text"><text:s text:c="2"/>enabled: true</text:span></text:p>
      <text:p text:style-name="P10"><text:span text:style-name="Source_20_Text"><text:s text:c="2"/>minReplicas: 2</text:span></text:p>
      <text:p text:style-name="P10"><text:span text:style-name="Source_20_Text"><text:s text:c="2"/>maxReplicas: 20</text:span></text:p>
      <text:p text:style-name="P11"><text:span text:style-name="Source_20_Text"><text:s text:c="2"/>targetCPUUtilizationPercentage: 65</text:span></text:p>
      <text:p text:style-name="P4"><text:soft-page-break/></text:p>
      <text:p text:style-name="P8">4) CI/CD integration (build, push, helm deploy)</text:p>
      <text:p text:style-name="P3"><text:span text:style-name="Strong_20_Emphasis">GitHub Actions / Azure DevOps steps (high level):</text:span></text:p>
      <text:list text:style-name="L6">
        <text:list-item>
          <text:p text:style-name="P16">Build &amp; test: <text:span text:style-name="Source_20_Text">mvn -DskipTests=false test package</text:span></text:p>
        </text:list-item>
        <text:list-item>
          <text:p text:style-name="P16">Build Docker image &amp; scan: <text:span text:style-name="Source_20_Text">docker build</text:span>, <text:span text:style-name="Source_20_Text">trivy</text:span> scan</text:p>
        </text:list-item>
        <text:list-item>
          <text:p text:style-name="P16">Push to ACR with immutable tag (git SHA / semver)</text:p>
        </text:list-item>
        <text:list-item>
          <text:p text:style-name="P16">Update Helm values (image.tag = $SHA) and run <text:span text:style-name="Source_20_Text">helm upgrade --install medicaid-app ./charts -f values-prod.yaml --set image.tag=$SHA</text:span></text:p>
        </text:list-item>
        <text:list-item>
          <text:p text:style-name="P16">Run post-deploy smoke tests and promote images between environments (dev → staging → prod) using pipeline approvals.</text:p>
        </text:list-item>
      </text:list>
      <text:p text:style-name="P3"><text:span text:style-name="Strong_20_Emphasis">Notes:</text:span></text:p>
      <text:list text:style-name="L7">
        <text:list-item>
          <text:p text:style-name="P17">Use image immutability (no <text:span text:style-name="Source_20_Text">latest</text:span> in prod).</text:p>
        </text:list-item>
        <text:list-item>
          <text:p text:style-name="P17">Use Helm releases and rollback on failed health checks.</text:p>
        </text:list-item>
      </text:list>
      <text:p text:style-name="P4"/>
      <text:p text:style-name="P8">5) Key production optimizations &amp; considerations</text:p>
      <text:p text:style-name="P5">a) JVM &amp; container optimizations</text:p>
      <text:list text:style-name="L8">
        <text:list-item>
          <text:p text:style-name="P18">Set <text:span text:style-name="Source_20_Text">JAVA_OPTS</text:span> per environment: <text:span text:style-name="Source_20_Text">-Xms</text:span>, <text:span text:style-name="Source_20_Text">-Xmx</text:span> matched to container memory (avoid OOM). Example:<text:line-break/><text:span text:style-name="Source_20_Text">-Xms512m -Xmx1024m -XX:+UseG1GC -XX:MaxGCPauseMillis=200 -XX:+UnlockExperimentalVMOptions -XX:+UseCGroupMemoryLimitForHeap</text:span> (modern JDKs handle cgroup),</text:p>
        </text:list-item>
        <text:list-item>
          <text:p text:style-name="P18">Use <text:span text:style-name="Strong_20_Emphasis">class-data sharing (CDS)</text:span> or JLINK for smaller startup in latency-sensitive services if appropriate.</text:p>
        </text:list-item>
        <text:list-item>
          <text:p text:style-name="P18">Enable <text:span text:style-name="Source_20_Text">-XX:+HeapDumpOnOutOfMemoryError</text:span> for diagnostics.</text:p>
        </text:list-item>
      </text:list>
      <text:p text:style-name="P5">b) Resource requests/limits &amp; HPA/KEDA</text:p>
      <text:list text:style-name="L9">
        <text:list-item>
          <text:p text:style-name="P19">Set <text:span text:style-name="Strong_20_Emphasis">requests</text:span> close to expected steady usage and <text:span text:style-name="Strong_20_Emphasis">limits</text:span> slightly higher to handle bursts.</text:p>
        </text:list-item>
        <text:list-item>
          <text:p text:style-name="P19">HPA on CPU / custom Prometheus metrics (e.g., <text:span text:style-name="Source_20_Text">events.lag</text:span>) for HTTP APIs.</text:p>
        </text:list-item>
        <text:list-item>
          <text:p text:style-name="P19">For streaming consumers (Event Hub), use <text:span text:style-name="Strong_20_Emphasis">KEDA</text:span> to scale on EventHub/ServiceBus metrics or custom lag.</text:p>
        </text:list-item>
      </text:list>
      <text:p text:style-name="P5">c) Health checks &amp; graceful shutdown</text:p>
      <text:list text:style-name="L10">
        <text:list-item>
          <text:p text:style-name="P20">Implement <text:span text:style-name="Source_20_Text">/actuator/health/readiness</text:span> to include DB/Cosmos connectivity, cache readiness, Event Hub checkpoint store accessibility.</text:p>
        </text:list-item>
        <text:list-item>
          <text:p text:style-name="P20"><text:soft-page-break/>Liveness should be lightweight (process alive).</text:p>
        </text:list-item>
        <text:list-item>
          <text:p text:style-name="P20">Respect <text:span text:style-name="Source_20_Text">SIGTERM</text:span> to stop consuming new events, finish processing and checkpoint, then exit.</text:p>
        </text:list-item>
      </text:list>
      <text:p text:style-name="P5">d) Database &amp; connection tuning (Cosmos DB)</text:p>
      <text:list text:style-name="L11">
        <text:list-item>
          <text:p text:style-name="P21">Use <text:span text:style-name="Strong_20_Emphasis">singleton CosmosClient</text:span> with Direct (TCP) mode and preferred regions.</text:p>
        </text:list-item>
        <text:list-item>
          <text:p text:style-name="P21">Tune connection pool and max connections.</text:p>
        </text:list-item>
        <text:list-item>
          <text:p text:style-name="P21">Use bulk operations and transactional batch for same-partition writes during spikes.</text:p>
        </text:list-item>
        <text:list-item>
          <text:p text:style-name="P21">Cache reference data (Redis) to reduce RU and latency.</text:p>
        </text:list-item>
        <text:list-item>
          <text:p text:style-name="P21">Monitor RU consumption and add backpressure / fallback (blob/queue) if throttled.</text:p>
        </text:list-item>
      </text:list>
      <text:p text:style-name="P5">e) Logging / security &amp; HIPAA concerns</text:p>
      <text:list text:style-name="L12">
        <text:list-item>
          <text:p text:style-name="P22">Structured JSON logs with <text:span text:style-name="Source_20_Text">correlationId</text:span> (MDC) and redact or avoid logging PII (SSN, DOB); use tokenization or hashing.</text:p>
        </text:list-item>
        <text:list-item>
          <text:p text:style-name="P22">Integrate with Azure Monitor / Log Analytics or EFK stack.</text:p>
        </text:list-item>
        <text:list-item>
          <text:p text:style-name="P22">Use Managed Identity to access Cosmos/KeyVault/Storage — no secrets in repo.</text:p>
        </text:list-item>
        <text:list-item>
          <text:p text:style-name="P22">Use private endpoints and VNET integration for Cosmos/KeyVault/Redis.</text:p>
        </text:list-item>
        <text:list-item>
          <text:p text:style-name="P22">Encryption at rest &amp; in transit; audit logs enabled.</text:p>
        </text:list-item>
      </text:list>
      <text:p text:style-name="P5">f) Network &amp; Pod security</text:p>
      <text:list text:style-name="L13">
        <text:list-item>
          <text:p text:style-name="P23">Implement <text:span text:style-name="Source_20_Text">NetworkPolicy</text:span>s to restrict traffic between pods.</text:p>
        </text:list-item>
        <text:list-item>
          <text:p text:style-name="P23">Limit container capabilities and use non-root user.</text:p>
        </text:list-item>
        <text:list-item>
          <text:p text:style-name="P23">RBAC for Kubernetes resources and limited ServicePrincipal roles.</text:p>
        </text:list-item>
      </text:list>
      <text:p text:style-name="P5">g) Observability and SLOs</text:p>
      <text:list text:style-name="L14">
        <text:list-item>
          <text:p text:style-name="P24">Expose metrics via Micrometer to Prometheus, and traces to Application Insights / OpenTelemetry collector.</text:p>
        </text:list-item>
        <text:list-item>
          <text:p text:style-name="P24">Create dashboards: processing latency histogram, event lag, RU usage, error rates.</text:p>
        </text:list-item>
        <text:list-item>
          <text:p text:style-name="P24">Configure alerts for: consumer lag &gt; threshold, 429 throttling, increased error rate, memory OOM.</text:p>
        </text:list-item>
      </text:list>
      <text:p text:style-name="P5">h) Cost &amp; performance tradeoffs</text:p>
      <text:list text:style-name="L15">
        <text:list-item>
          <text:p text:style-name="P25">Autoscale RU on Cosmos for spikes or use bulk buffering to blob + async backfill.</text:p>
        </text:list-item>
        <text:list-item>
          <text:p text:style-name="P25">Use TTL on historical items if retention required; separate hot vs cold containers.</text:p>
        </text:list-item>
      </text:list>
      <text:p text:style-name="P4"/>
      <text:p text:style-name="P8"><text:soft-page-break/>6) Deployment strategies &amp; rollbacks</text:p>
      <text:list text:style-name="L16">
        <text:list-item>
          <text:p text:style-name="P26">Use Helm release with <text:span text:style-name="Strong_20_Emphasis">readiness checks</text:span> — Kubernetes will not switch traffic until readiness passes.</text:p>
        </text:list-item>
        <text:list-item>
          <text:p text:style-name="P26">For schema migrations (DB): use Liquibase with careful roll-forward + backward-safe changes. Prefer additive schema changes first.</text:p>
        </text:list-item>
        <text:list-item>
          <text:p text:style-name="P26">For risky changes or high traffic, use <text:span text:style-name="Strong_20_Emphasis">canary / blue-green</text:span> deploys (Helm + traffic manager / ingress rules) to gradually shift traffic.</text:p>
        </text:list-item>
        <text:list-item>
          <text:p text:style-name="P26">Use automated rollback on failed liveness/readiness post-deploy.</text:p>
        </text:list-item>
      </text:list>
      <text:p text:style-name="P4"/>
      <text:p text:style-name="P8">7) Example: how to handle profile-specific values in Helm</text:p>
      <text:p text:style-name="P3"><text:span text:style-name="Source_20_Text">values-dev.yaml</text:span>:</text:p>
      <text:p text:style-name="P9"><text:span text:style-name="Source_20_Text">spring:</text:span></text:p>
      <text:p text:style-name="P10"><text:span text:style-name="Source_20_Text"><text:s text:c="2"/>profile: dev</text:span></text:p>
      <text:p text:style-name="P10"><text:span text:style-name="Source_20_Text">image:</text:span></text:p>
      <text:p text:style-name="P10"><text:span text:style-name="Source_20_Text"><text:s text:c="2"/>tag: "sha-dev-123"</text:span></text:p>
      <text:p text:style-name="P10"><text:span text:style-name="Source_20_Text">cosmos:</text:span></text:p>
      <text:p text:style-name="P10"><text:span text:style-name="Source_20_Text"><text:s text:c="2"/>throughput: 4000</text:span></text:p>
      <text:p text:style-name="P10"><text:span text:style-name="Source_20_Text">keyVault:</text:span></text:p>
      <text:p text:style-name="P10"><text:span text:style-name="Source_20_Text"><text:s text:c="2"/>enabled: false</text:span></text:p>
      <text:p text:style-name="P10"><text:span text:style-name="Source_20_Text">resources:</text:span></text:p>
      <text:p text:style-name="P10"><text:span text:style-name="Source_20_Text"><text:s text:c="2"/>requests:</text:span></text:p>
      <text:p text:style-name="P10"><text:span text:style-name="Source_20_Text"><text:s text:c="4"/>cpu: "200m"</text:span></text:p>
      <text:p text:style-name="P11"><text:span text:style-name="Source_20_Text"><text:s text:c="4"/>memory: "256Mi"</text:span></text:p>
      <text:p text:style-name="P3"><text:span text:style-name="Source_20_Text">values-prod.yaml</text:span>:</text:p>
      <text:p text:style-name="P9"><text:span text:style-name="Source_20_Text">spring:</text:span></text:p>
      <text:p text:style-name="P10"><text:span text:style-name="Source_20_Text"><text:s text:c="2"/>profile: prod</text:span></text:p>
      <text:p text:style-name="P10"><text:span text:style-name="Source_20_Text">image:</text:span></text:p>
      <text:p text:style-name="P10"><text:span text:style-name="Source_20_Text"><text:s text:c="2"/>tag: "sha-abcdef"</text:span></text:p>
      <text:p text:style-name="P10"><text:span text:style-name="Source_20_Text">cosmos:</text:span></text:p>
      <text:p text:style-name="P10"><text:span text:style-name="Source_20_Text"><text:s text:c="2"/>throughput: 40000</text:span></text:p>
      <text:p text:style-name="P10"><text:span text:style-name="Source_20_Text">keyVault:</text:span></text:p>
      <text:p text:style-name="P10"><text:span text:style-name="Source_20_Text"><text:s text:c="2"/>enabled: true</text:span></text:p>
      <text:p text:style-name="P10"><text:span text:style-name="Source_20_Text">resources:</text:span></text:p>
      <text:p text:style-name="P10"><text:span text:style-name="Source_20_Text"><text:s text:c="2"/>requests:</text:span></text:p>
      <text:p text:style-name="P10"><text:span text:style-name="Source_20_Text"><text:s text:c="4"/>cpu: "500m"</text:span></text:p>
      <text:p text:style-name="P11"><text:span text:style-name="Source_20_Text"><text:s text:c="4"/>memory: "1Gi"</text:span></text:p>
      <text:p text:style-name="P3">Deploy:</text:p>
      <text:p text:style-name="P27"><text:span text:style-name="Source_20_Text">helm upgrade --install medicaid-app ./charts/medicaid-app -f values-prod.yaml --set image.tag=$IMAGE_TAG</text:span></text:p>
      <text:p text:style-name="P4"><text:soft-page-break/></text:p>
      <text:p text:style-name="P8">8) Example CI stage for Helm deploy (GitHub Actions snippet)</text:p>
      <text:p text:style-name="P9"><text:span text:style-name="Source_20_Text">- name: Helm Deploy to AKS</text:span></text:p>
      <text:p text:style-name="P10"><text:span text:style-name="Source_20_Text"><text:s text:c="2"/>env:</text:span></text:p>
      <text:p text:style-name="P10"><text:span text:style-name="Source_20_Text"><text:s text:c="4"/>KUBECONFIG: ${{ secrets.KUBE_CONFIG }}</text:span></text:p>
      <text:p text:style-name="P10"><text:span text:style-name="Source_20_Text"><text:s text:c="2"/>run: |</text:span></text:p>
      <text:p text:style-name="P10"><text:span text:style-name="Source_20_Text"><text:s text:c="4"/>helm repo add mycharts https://mychartrepo</text:span></text:p>
      <text:p text:style-name="P10"><text:span text:style-name="Source_20_Text"><text:s text:c="4"/>helm upgrade --install medicaid-app ./charts/medicaid-app \</text:span></text:p>
      <text:p text:style-name="P10"><text:span text:style-name="Source_20_Text"><text:s text:c="7"/>-f charts/medicaid-app/values-prod.yaml \</text:span></text:p>
      <text:p text:style-name="P11"><text:span text:style-name="Source_20_Text"><text:s text:c="7"/>--set image.tag=${{ env.IMAGE_TAG }}</text:span></text:p>
      <text:p text:style-name="P4"/>
      <text:p text:style-name="P8">9) Final considerations (operational / compliance)</text:p>
      <text:list text:style-name="L17">
        <text:list-item>
          <text:p text:style-name="P28">For Medicaid app: ensure audit logs, data access controls, retention policies, and PII minimization are enforced end-to-end.</text:p>
        </text:list-item>
        <text:list-item>
          <text:p text:style-name="P28">Perform load testing (spike &amp; soak) to validate autoscaling, RU consumption, and backup replay flows.</text:p>
        </text:list-item>
        <text:list-item>
          <text:p text:style-name="P28">Have runbooks for throttling, rebuild/replay (changefeed), and incident response.</text:p>
        </text:list-item>
      </text:list>
      <text:p text:style-name="P4"/>
      <text:p text:style-name="P5">Closing sentence (tie to your experience)</text:p>
      <text:p text:style-name="P3">When I did the Medicaid automated assessment system, I followed this same pattern — multi-stage images, Azure Key Vault for secrets, Helm for environment-specific deployments, readiness &amp; liveness checks that gated traffic only when DB and Event Hub checkpoints were healthy, and KEDA-driven autoscaling to gracefully handle peak surges. I also built runbooks for throttling and replay, and ensured PII handling met compliance by redacting logs and using managed identities and private endpoints throughout.</text:p>
      <text:p text:style-name="P4"/>
      <text:p text:style-name="P3">If you want, I can:</text:p>
      <text:list text:style-name="L18">
        <text:list-item>
          <text:p text:style-name="P29">generate a <text:span text:style-name="Strong_20_Emphasis">ready-to-use Helm chart</text:span> (templates + <text:span text:style-name="Source_20_Text">values-*.yaml</text:span>) for your Medicaid app,</text:p>
        </text:list-item>
        <text:list-item>
          <text:p text:style-name="P29">produce a <text:span text:style-name="Strong_20_Emphasis">sample GitHub Actions pipeline</text:span> for build/test/publish/helm deploy, or</text:p>
        </text:list-item>
        <text:list-item>
          <text:p text:style-name="P29">craft the <text:span text:style-name="Strong_20_Emphasis">runbook</text:span> section (step-by-step playbook) for incident handling (throttling, replay, DB throttling)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0173in" fo:margin-bottom="0.25in" fo:margin-left="0.0835in" fo:margin-right="0.1575in" style:writing-mode="lr-tb" style:layout-grid-color="#c0c0c0" style:layout-grid-lines="209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7T16:49:26.397048100</dc:date>
    <meta:editing-duration>PT1H30M55S</meta:editing-duration>
    <meta:editing-cycles>20</meta:editing-cycles>
    <meta:document-statistic meta:table-count="0" meta:image-count="0" meta:object-count="0" meta:page-count="8" meta:paragraph-count="239" meta:word-count="1447" meta:character-count="11161" meta:non-whitespace-character-count="9354"/>
  </office:meta>
</office:document-meta>
</file>